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If you're planning to develop the <text:span text:style-name="Strong_20_Emphasis">GYM Manager</text:span> project by yourself, the cost breakdown will shift primarily towards <text:span text:style-name="Strong_20_Emphasis">your time</text:span> and <text:span text:style-name="Strong_20_Emphasis">any external resources</text:span> you may need. Since you're the sole developer, you won't have the overhead costs of hiring a team, but you’ll still need to account for tools, services, and time investment. Below is an estimate of how much the project could cost you if you do it independently:</text:p>
      <text:h text:style-name="Heading_20_3" text:outline-level="3">1. <text:span text:style-name="Strong_20_Emphasis">Your Time (Hourly Rate)</text:span></text:h>
      <text:p text:style-name="Text_20_body">The main cost when doing a project by yourself is your <text:span text:style-name="Strong_20_Emphasis">time</text:span>. To estimate this, let's calculate how many hours the project might take and what your time would be worth, based on your hourly rate.</text:p>
      <text:h text:style-name="Heading_20_4" text:outline-level="4"><text:span text:style-name="Strong_20_Emphasis">Time Estimate (hours)</text:span>:</text:h>
      <text:p text:style-name="Text_20_body">Let’s break it down into major phases:</text:p>
      <text:list text:style-name="L1">
        <text:list-item>
          <text:p text:style-name="P2"><text:span text:style-name="Strong_20_Emphasis">Requirement Gathering &amp; Planning</text:span>: 40-60 hours </text:p>
        </text:list-item>
        <text:list-item>
          <text:p text:style-name="P2"><text:span text:style-name="Strong_20_Emphasis">System Design (UI/UX, Architecture)</text:span>: 80-120 hours </text:p>
        </text:list-item>
        <text:list-item>
          <text:p text:style-name="P2"><text:span text:style-name="Strong_20_Emphasis">Frontend Development (Web/Mobile)</text:span>: 250-350 hours </text:p>
        </text:list-item>
        <text:list-item>
          <text:p text:style-name="P2"><text:span text:style-name="Strong_20_Emphasis">Backend Development (Server, APIs, Database)</text:span>: 300-400 hours </text:p>
        </text:list-item>
        <text:list-item>
          <text:p text:style-name="P2"><text:span text:style-name="Strong_20_Emphasis">Testing &amp; Debugging</text:span>: 100-150 hours </text:p>
        </text:list-item>
        <text:list-item>
          <text:p text:style-name="P2"><text:span text:style-name="Strong_20_Emphasis">Deployment</text:span>: 40-60 hours </text:p>
        </text:list-item>
        <text:list-item>
          <text:p text:style-name="P1"><text:span text:style-name="Strong_20_Emphasis">Project Management, Communication</text:span>: 50-70 hours </text:p>
        </text:list-item>
      </text:list>
      <text:p text:style-name="Text_20_body"><text:span text:style-name="Strong_20_Emphasis">Total Estimated Hours</text:span>: <text:span text:style-name="Strong_20_Emphasis">860 to 1,250 hours</text:span> (This range depends on complexity and your familiarity with the technologies involved).</text:p>
      <text:h text:style-name="Heading_20_4" text:outline-level="4"><text:span text:style-name="Strong_20_Emphasis">Your Hourly Rate</text:span>:</text:h>
      <text:list text:style-name="L2">
        <text:list-item>
          <text:p text:style-name="P4">If you're working independently, your hourly rate could vary depending on your expertise and geographical location. Assuming you're an experienced developer, here’s a rough estimate of rates: </text:p>
          <text:list>
            <text:list-item>
              <text:p text:style-name="P4"><text:span text:style-name="Strong_20_Emphasis">North America/Europe</text:span>: $50–$150 per hour </text:p>
            </text:list-item>
            <text:list-item>
              <text:p text:style-name="P4"><text:span text:style-name="Strong_20_Emphasis">Eastern Europe</text:span>: $25–$50 per hour </text:p>
            </text:list-item>
            <text:list-item>
              <text:p text:style-name="P4"><text:span text:style-name="Strong_20_Emphasis">South Asia (India, Pakistan)</text:span>: $15–$30 per hour </text:p>
            </text:list-item>
            <text:list-item>
              <text:p text:style-name="P3"><text:span text:style-name="Strong_20_Emphasis">Latin America</text:span>: $25–$60 per hour </text:p>
            </text:list-item>
          </text:list>
        </text:list-item>
      </text:list>
      <text:p text:style-name="Text_20_body">Assuming a mid-range <text:span text:style-name="Strong_20_Emphasis">hourly rate</text:span> of $50 per hour (considering you may be working from a lower-cost location or doing everything yourself), here's a cost estimate:</text:p>
      <text:list text:style-name="L3">
        <text:list-item>
          <text:p text:style-name="P6"><text:span text:style-name="Strong_20_Emphasis">860 hours x $50/hour</text:span> = <text:span text:style-name="Strong_20_Emphasis">$43,000</text:span> </text:p>
        </text:list-item>
        <text:list-item>
          <text:p text:style-name="P5"><text:span text:style-name="Strong_20_Emphasis">1,250 hours x $50/hour</text:span> = <text:span text:style-name="Strong_20_Emphasis">$62,500</text:span> </text:p>
        </text:list-item>
      </text:list>
      <text:p text:style-name="Text_20_body">So the total cost in <text:span text:style-name="Strong_20_Emphasis">your time</text:span> will range from approximately <text:span text:style-name="Strong_20_Emphasis">$43,000 to $62,500</text:span>.</text:p>
      <text:p text:style-name="Horizontal_20_Line"/>
      <text:h text:style-name="Heading_20_3" text:outline-level="3">2. <text:span text:style-name="Strong_20_Emphasis">External Costs (Software, Services, Tools)</text:span></text:h>
      <text:p text:style-name="Text_20_body">Even though you’re developing the project on your own, there are likely <text:span text:style-name="Strong_20_Emphasis">external costs</text:span> involved:</text:p>
      <text:h text:style-name="Heading_20_4" text:outline-level="4"><text:soft-page-break/><text:span text:style-name="Strong_20_Emphasis">Tools &amp; Software</text:span>:</text:h>
      <text:list text:style-name="L4">
        <text:list-item>
          <text:p text:style-name="P8"><text:span text:style-name="Strong_20_Emphasis">IDE and Development Tools</text:span>: You might use Visual Studio, IntelliJ IDEA, or other paid tools. These could cost anywhere from <text:span text:style-name="Strong_20_Emphasis">$0 (if you use free versions)</text:span> to <text:span text:style-name="Strong_20_Emphasis">$500/year</text:span> (for premium versions). </text:p>
        </text:list-item>
        <text:list-item>
          <text:p text:style-name="P7"><text:span text:style-name="Strong_20_Emphasis">Libraries/Frameworks</text:span>: Some libraries or tools may require licensing. For example, some premium UI kits or libraries could cost between <text:span text:style-name="Strong_20_Emphasis">$100–$500</text:span>. </text:p>
        </text:list-item>
      </text:list>
      <text:h text:style-name="Heading_20_4" text:outline-level="4"><text:span text:style-name="Strong_20_Emphasis">Third-Party Services</text:span>:</text:h>
      <text:list text:style-name="L5">
        <text:list-item>
          <text:p text:style-name="P10"><text:span text:style-name="Strong_20_Emphasis">Payment Gateway Integration</text:span>: Depending on the provider (e.g., Stripe, PayPal, etc.), there could be setup costs and transaction fees. Typically, integration itself may be free, but transaction fees can range from <text:span text:style-name="Strong_20_Emphasis">2% to 3%</text:span> per transaction. </text:p>
        </text:list-item>
        <text:list-item>
          <text:p text:style-name="P10"><text:span text:style-name="Strong_20_Emphasis">Cloud Services (Hosting, Databases)</text:span>: </text:p>
          <text:list>
            <text:list-item>
              <text:p text:style-name="P10">If you use AWS, Google Cloud, or Azure, hosting costs can range from <text:span text:style-name="Strong_20_Emphasis">$30–$200/month</text:span> depending on traffic and storage needs. </text:p>
            </text:list-item>
            <text:list-item>
              <text:p text:style-name="P10"><text:span text:style-name="Strong_20_Emphasis">Domain and SSL</text:span>: Around <text:span text:style-name="Strong_20_Emphasis">$10–$20/year</text:span> for domain registration and <text:span text:style-name="Strong_20_Emphasis">$50–$100/year</text:span> for SSL certificates. </text:p>
            </text:list-item>
          </text:list>
        </text:list-item>
        <text:list-item>
          <text:p text:style-name="P9"><text:span text:style-name="Strong_20_Emphasis">Other API Integrations</text:span>: You might need to integrate external services (e.g., for QR codes, analytics, or authentication). Some of these services offer free tiers but may charge based on usage (usually a few dollars to a few hundred dollars per month). </text:p>
        </text:list-item>
      </text:list>
      <text:h text:style-name="Heading_20_4" text:outline-level="4"><text:span text:style-name="Strong_20_Emphasis">Estimated External Costs</text:span>:</text:h>
      <text:list text:style-name="L6">
        <text:list-item>
          <text:p text:style-name="P12"><text:span text:style-name="Strong_20_Emphasis">Development Tools</text:span>: $0 to $500 </text:p>
        </text:list-item>
        <text:list-item>
          <text:p text:style-name="P12"><text:span text:style-name="Strong_20_Emphasis">Hosting (Cloud services)</text:span>: $30–$200/month ($360 to $2,400/year) </text:p>
        </text:list-item>
        <text:list-item>
          <text:p text:style-name="P12"><text:span text:style-name="Strong_20_Emphasis">API integrations</text:span>: $0 to $500 </text:p>
        </text:list-item>
        <text:list-item>
          <text:p text:style-name="P11"><text:span text:style-name="Strong_20_Emphasis">Domain &amp; SSL</text:span>: $60–$120/year </text:p>
        </text:list-item>
      </text:list>
      <text:p text:style-name="Text_20_body"><text:span text:style-name="Strong_20_Emphasis">Total External Costs</text:span> (estimated): <text:span text:style-name="Strong_20_Emphasis">$500 to $3,500</text:span> for the duration of the project.</text:p>
      <text:p text:style-name="Horizontal_20_Line"/>
      <text:h text:style-name="Heading_20_3" text:outline-level="3">3. <text:span text:style-name="Strong_20_Emphasis">Additional Considerations</text:span></text:h>
      <text:list text:style-name="L7">
        <text:list-item>
          <text:p text:style-name="P13"><text:span text:style-name="Strong_20_Emphasis">Learning Curve</text:span>: If you're not already proficient in certain areas (e.g., payments, QR code systems, multi-platform development), there may be an additional <text:span text:style-name="Strong_20_Emphasis">learning curve</text:span> that could add more time to the project.</text:p>
        </text:list-item>
        <text:list-item>
          <text:p text:style-name="P13"><text:span text:style-name="Strong_20_Emphasis">Opportunity Cost</text:span>: By dedicating time to this project, you could be forgoing other potential opportunities or work. This can be considered a hidden cost, especially if the project takes longer than expected.</text:p>
        </text:list-item>
        <text:list-item>
          <text:p text:style-name="P13"><text:span text:style-name="Strong_20_Emphasis">Post-Launch Support</text:span>: If you’re planning to handle ongoing support (bug fixes, updates, user requests), this will require additional time and could lead to additional costs after the initial deployment.</text:p>
        </text:list-item>
      </text:list>
      <text:p text:style-name="Horizontal_20_Line"/>
      <text:h text:style-name="Heading_20_3" text:outline-level="3"><text:soft-page-break/><text:span text:style-name="Strong_20_Emphasis">Total Cost Estimate (If You Do It Yourself)</text:span></text:h>
      <text:h text:style-name="Heading_20_4" text:outline-level="4"><text:span text:style-name="Strong_20_Emphasis">Your Time</text:span>:</text:h>
      <text:list text:style-name="L8">
        <text:list-item>
          <text:p text:style-name="P14"><text:span text:style-name="Strong_20_Emphasis">$43,000 to $62,500</text:span> for development time </text:p>
        </text:list-item>
      </text:list>
      <text:h text:style-name="Heading_20_4" text:outline-level="4"><text:span text:style-name="Strong_20_Emphasis">External Costs</text:span>:</text:h>
      <text:list text:style-name="L9">
        <text:list-item>
          <text:p text:style-name="P15"><text:span text:style-name="Strong_20_Emphasis">$500 to $3,500</text:span> for tools, services, and hosting </text:p>
        </text:list-item>
      </text:list>
      <text:h text:style-name="Heading_20_3" text:outline-level="3"><text:span text:style-name="Strong_20_Emphasis">Total Estimate</text:span>:</text:h>
      <text:list text:style-name="L10">
        <text:list-item>
          <text:p text:style-name="P16"><text:span text:style-name="Strong_20_Emphasis">$43,500 to $66,000</text:span> </text:p>
        </text:list-item>
      </text:list>
      <text:p text:style-name="Text_20_body">This would be the rough cost to you if you were developing the project on your own and considering both <text:span text:style-name="Strong_20_Emphasis">your time</text:span> and any <text:span text:style-name="Strong_20_Emphasis">external costs</text:span>.</text:p>
      <text:h text:style-name="Heading_20_3" text:outline-level="3">How to Reduce Costs:</text:h>
      <text:list text:style-name="L11">
        <text:list-item>
          <text:p text:style-name="P18"><text:span text:style-name="Strong_20_Emphasis">Use Open-Source Tools</text:span>: Leverage free and open-source libraries and frameworks to reduce costs. </text:p>
        </text:list-item>
        <text:list-item>
          <text:p text:style-name="P18"><text:span text:style-name="Strong_20_Emphasis">Cloud Free Tiers</text:span>: Utilize free tiers for cloud services for hosting and database needs (many cloud providers offer free usage up to certain limits). </text:p>
        </text:list-item>
        <text:list-item>
          <text:p text:style-name="P17"><text:span text:style-name="Strong_20_Emphasis">Outsource Certain Tasks</text:span>: If there are areas you’re not comfortable with, consider outsourcing specific tasks (e.g., design, API integrations) on an hourly basis, which could save you time. </text:p>
        </text:list-item>
      </text:list>
      <text:p text:style-name="Text_20_body">Would you like more help calculating the time breakdown or figuring out specific tools to use for cost efficiency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3T17:11:40.021000000</meta:creation-date>
    <dc:date>2024-12-23T17:11:42.675000000</dc:date>
    <meta:editing-duration>PT4S</meta:editing-duration>
    <meta:editing-cycles>1</meta:editing-cycles>
    <meta:document-statistic meta:table-count="0" meta:image-count="0" meta:object-count="0" meta:page-count="3" meta:paragraph-count="57" meta:word-count="795" meta:character-count="4897" meta:non-whitespace-character-count="4172"/>
    <meta:generator>LibreOffice/7.6.2.1$Windows_X86_64 LibreOffice_project/56f7684011345957bbf33a7ee678afaf4d2ba333</meta:generator>
  </office:meta>
</office:document-meta>
</file>